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cb49" officeooo:paragraph-rsid="0005cb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thi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3:46:50.108313827</meta:creation-date>
    <dc:date>2018-04-10T13:47:32.640020040</dc:date>
    <meta:editing-duration>PT43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0"/>
    <meta:generator>LibreOffice/5.4.5.1$Linux_X86_64 LibreOffice_project/40m0$Build-1</meta:generator>
  </office:meta>
</office:document-meta>
</file>